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109.56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20.66mm" fo:break-before="auto" style:use-optimal-row-height="true"/>
    </style:style>
    <style:style style:name="ro4" style:family="table-row">
      <style:table-row-properties style:row-height="16.6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12.59mm" fo:break-before="auto" style:use-optimal-row-height="true"/>
    </style:style>
    <style:style style:name="ro7" style:family="table-row">
      <style:table-row-properties style:row-height="8.55mm" fo:break-before="auto" style:use-optimal-row-height="true"/>
    </style:style>
    <style:style style:name="ro8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T71_liageINSEE_localisation-commune-desambiguis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11078</text:p>
          </table:table-cell>
          <table:table-cell office:value-type="string" calcext:value-type="string">
            <text:p>Maîtres (Les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/>
            <text:p>            Chemard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cart, réuni à </text:p>
            <text:p>            Chemardin</text:p>
            <text:p>         , commune de La Grande-Verriè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71-17689</text:p>
          </table:table-cell>
          <table:table-cell office:value-type="string" calcext:value-type="string">
            <text:p>Serandet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            d’Issy-l’Evêque</text:p>
            <text:p>         </text:p>
          </table:table-cell>
          <table:table-cell office:value-type="float" office:value="71239" calcext:value-type="float">
            <text:p>71239</text:p>
          </table:table-cell>
          <table:table-cell office:value-type="string" calcext:value-type="string">
            <text:p/>
            <text:p>         hameau </text:p>
            <text:p>         </text:p>
            <text:p>            d’Issy-l’Evêque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13476</text:p>
          </table:table-cell>
          <table:table-cell office:value-type="string" calcext:value-type="string">
            <text:p>Nanti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Fontaine-de-l’Hermitag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a </text:p>
            <text:p>            Fontaine-de-l’Hermitage</text:p>
            <text:p>         , commune de Bouzeron, se jette dans la Dheune à Chagn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02300</text:p>
          </table:table-cell>
          <table:table-cell office:value-type="string" calcext:value-type="string">
            <text:p>Braco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Fontaine-Saint-Mart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naît au pied du Mont Beuvray à la </text:p>
            <text:p>            Fontaine-Saint-Martin</text:p>
            <text:p>         , commune de Saint-Léger-sous-Beuvray, fait limite entre Saint-Léger et le département de la Nièvre, puis La Comelle et Saint-Didier-sur-Arroux et se jette à Étang-sur-Arroux dans l’Arroux, rive droi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14394</text:p>
          </table:table-cell>
          <table:table-cell office:value-type="string" calcext:value-type="string">
            <text:p>Petite-Moug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Guillaume-de-Vaux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Fontaine à </text:p>
            <text:p>            Guillaume-de-Vaux</text:p>
            <text:p>         , commune d’Igé, sous le nom de Bief du Vin, devient la Petite Mouge et se jette à Saint-Maurice-de-Satonnay dans la Mouge, rive gauc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10860</text:p>
          </table:table-cell>
          <table:table-cell office:value-type="string" calcext:value-type="string">
            <text:p>Mâconnais,</text:p>
          </table:table-cell>
          <table:table-cell office:value-type="string" calcext:value-type="string">
            <text:p>comté</text:p>
          </table:table-cell>
          <table:table-cell office:value-type="string" calcext:value-type="string">
            <text:p/>
            <text:p>            Mâc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gus de l’époque franque, puis comté dont le chef-lieu était </text:p>
            <text:p>            Mâcon</text:p>
            <text:p>         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1-13495</text:p>
          </table:table-cell>
          <table:table-cell office:value-type="string" calcext:value-type="string">
            <text:p>Natouz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Martailly-lès-Briancon</text:p>
            <text:p>         </text:p>
          </table:table-cell>
          <table:table-cell office:value-type="float" office:value="71284" calcext:value-type="float">
            <text:p>71284</text:p>
          </table:table-cell>
          <table:table-cell office:value-type="string" calcext:value-type="string">
            <text:p/>
            <text:p>         rivière, prend sa source à </text:p>
            <text:p>            Martailly-lès-Briancon</text:p>
            <text:p>         , traverse Ozenay, Mancey, Vers et se jette à Boyer par deux bras dans la Saône, rive droit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1-01152</text:p>
          </table:table-cell>
          <table:table-cell office:value-type="string" calcext:value-type="string">
            <text:p>Bes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int-Bonnet-de-Gray</text:p>
            <text:p>         </text:p>
          </table:table-cell>
          <table:table-cell office:value-type="float" office:value="71393" calcext:value-type="float">
            <text:p>71393</text:p>
          </table:table-cell>
          <table:table-cell office:value-type="string" calcext:value-type="string">
            <text:p/>
            <text:p>         ruisseau, prend sa source à </text:p>
            <text:p>            Saint-Bonnet-de-Gray</text:p>
            <text:p>         , traverse Fleury-la-Montagne sous le nom de ruisseau des Moines et se jette à Iguerande dans la Loire, rive droite.</text:p>
          </table:table-cell>
          <table:table-cell office:value-type="string" calcext:value-type="string">
            <text:p/>
            <text:p>            Saint-Bonnet-de-Cray</text:p>
            <text:p>         </text:p>
          </table:table-cell>
          <table:table-cell/>
        </table:table-row>
        <table:table-row table:style-name="ro2">
          <table:table-cell office:value-type="string" calcext:value-type="string">
            <text:p>DT71-17355</text:p>
          </table:table-cell>
          <table:table-cell office:value-type="string" calcext:value-type="string">
            <text:p>Saint-Quenti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int-Quent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à </text:p>
            <text:p>            Saint-Quentin</text:p>
            <text:p>         , commune du Rousset, et se jette à Saint-Marcelin-de-Cray dans la Petite-Guye, rive gauch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1-11197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nvignes</text:p>
            <text:p>         </text:p>
          </table:table-cell>
          <table:table-cell office:value-type="float" office:value="71499" calcext:value-type="float">
            <text:p>71499</text:p>
          </table:table-cell>
          <table:table-cell office:value-type="string" calcext:value-type="string">
            <text:p/>
            <text:p>         ruisseau prend sa source à </text:p>
            <text:p>            Sanvignes</text:p>
            <text:p>          et se jette à Montceau-les-Mines dans la Bourbince, rive droit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71-13263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nvignes</text:p>
            <text:p>         </text:p>
          </table:table-cell>
          <table:table-cell office:value-type="float" office:value="71499" calcext:value-type="float">
            <text:p>71499</text:p>
          </table:table-cell>
          <table:table-cell office:value-type="string" calcext:value-type="string">
            <text:p/>
            <text:p>         ruisseau, prend sa source à </text:p>
            <text:p>            Sanvignes</text:p>
            <text:p>          et se jette à Ciry-le-Noble dans la Bourbince, rive droi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1-12650</text:p>
          </table:table-cell>
          <table:table-cell office:value-type="string" calcext:value-type="string">
            <text:p>Morvan,</text:p>
          </table:table-cell>
          <table:table-cell office:value-type="string" calcext:value-type="string">
            <text:p>région naturelle</text:p>
          </table:table-cell>
          <table:table-cell office:value-type="string" calcext:value-type="string">
            <text:p/>
            <text:p>            Saône-et-Loi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égion naturelle s’étendant en </text:p>
            <text:p>            Saône-et-Loire</text:p>
            <text:p>          dans les cantons de Lucenay-l’Evêque et de Saint-Léger-sous-Beuvray de l’arrondissement d’Autu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198</text:p>
          </table:table-cell>
          <table:table-cell office:value-type="string" calcext:value-type="string">
            <text:p>Repenti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à Baron et à Saint-Aubin-en-Charollais</text:p>
          </table:table-cell>
          <table:table-cell office:value-type="string" calcext:value-type="string">
            <text:p>71021/71388</text:p>
          </table:table-cell>
          <table:table-cell office:value-type="string" calcext:value-type="string">
            <text:p/>
            <text:p>         ruisseau, prend sa source à Baron et à Saint-Aubin-en-Charollais se jette dans le ruisseau de Tilly, rive gauch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18948</text:p>
          </table:table-cell>
          <table:table-cell office:value-type="string" calcext:value-type="string">
            <text:p>Tusson (ruis. de),</text:p>
          </table:table-cell>
          <table:table-cell/>
          <table:table-cell office:value-type="string" calcext:value-type="string">
            <text:p>à Villeneuve-en-Montagne et à Ste-Hélène</text:p>
          </table:table-cell>
          <table:table-cell office:value-type="string" calcext:value-type="string">
            <text:p>71579/71426</text:p>
          </table:table-cell>
          <table:table-cell office:value-type="string" calcext:value-type="string">
            <text:p>prend sa source à Villeneuve-en-Montagne et à Ste-Hélène se réunit au ruisseau de Vèvre pour former le ruisseau du Moulin-de-Ronde.</text:p>
          </table:table-cell>
          <table:table-cell office:value-type="string" calcext:value-type="string">
            <text:p>à Villeneuve-en-Montagne et à Sainte-Hélène</text:p>
          </table:table-cell>
          <table:table-cell/>
        </table:table-row>
        <table:table-row table:style-name="ro4">
          <table:table-cell office:value-type="string" calcext:value-type="string">
            <text:p>DT71-02474</text:p>
          </table:table-cell>
          <table:table-cell office:value-type="string" calcext:value-type="string">
            <text:p>Brionnais,</text:p>
          </table:table-cell>
          <table:table-cell office:value-type="string" calcext:value-type="string">
            <text:p>petit pays</text:p>
          </table:table-cell>
          <table:table-cell office:value-type="string" calcext:value-type="string">
            <text:p>autour de Semur-en-Brionnais</text:p>
            <text:p>         </text:p>
          </table:table-cell>
          <table:table-cell office:value-type="float" office:value="71510" calcext:value-type="float">
            <text:p>71510</text:p>
          </table:table-cell>
          <table:table-cell office:value-type="string" calcext:value-type="string">
            <text:p/>
            <text:p>         petit pays </text:p>
            <text:p>         autour de Semur-en-Brionnais</text:p>
            <text:p>         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71-16300</text:p>
          </table:table-cell>
          <table:table-cell office:value-type="string" calcext:value-type="string">
            <text:p>Revermont,</text:p>
          </table:table-cell>
          <table:table-cell office:value-type="string" calcext:value-type="string">
            <text:p>premiers escarpements du Jura</text:p>
          </table:table-cell>
          <table:table-cell office:value-type="string" calcext:value-type="string">
            <text:p>autour du bourg de Cuiseaux</text:p>
            <text:p>         </text:p>
          </table:table-cell>
          <table:table-cell office:value-type="float" office:value="71157" calcext:value-type="float">
            <text:p>71157</text:p>
          </table:table-cell>
          <table:table-cell office:value-type="string" calcext:value-type="string">
            <text:p/>
            <text:p>         premiers escarpements du Jura ; en Saône-et-Loire, autour du bourg de Cuiseaux</text:p>
            <text:p>         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9047</text:p>
          </table:table-cell>
          <table:table-cell office:value-type="string" calcext:value-type="string">
            <text:p>Vallière,</text:p>
          </table:table-cell>
          <table:table-cell office:value-type="string" calcext:value-type="string">
            <text:p>petit pays</text:p>
          </table:table-cell>
          <table:table-cell office:value-type="string" calcext:value-type="string">
            <text:p>bassin de la Dhe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etit pays du bassin de la Dheune ; on y trouve Saint-Gervais-en-Vallière et Chevigny-en-Valière (Côte-d’Or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8854</text:p>
          </table:table-cell>
          <table:table-cell office:value-type="string" calcext:value-type="string">
            <text:p>Glaiter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ois de la Chalent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naît dans le bois de la Chalentine, commune de Chevreaux (Jura), arrose Cuiseaux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727</text:p>
          </table:table-cell>
          <table:table-cell office:value-type="string" calcext:value-type="string">
            <text:p>Serré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ois de Put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dans le bois de Putigny, commune de Saint-Etienne-en-Bresse, traverse l’ancien Etang Lesne (asséché) et l’étang de Bretonnière, fait limite entre Saint-Vincent-en-Bresse et Montret, puis entre Saint-André-en-Bresse et Le Frette et Savigny-sur-Seille et se jette dans la Seill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850</text:p>
          </table:table-cell>
          <table:table-cell office:value-type="string" calcext:value-type="string">
            <text:p>Daim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ois des Combro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dans le bois des Combroux, affluent de gauche de la Guy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0766</text:p>
          </table:table-cell>
          <table:table-cell office:value-type="string" calcext:value-type="string">
            <text:p>Longverna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arrecey (lieu-dit les Chattevaches)</text:p>
          </table:table-cell>
          <table:table-cell office:value-type="string" calcext:value-type="string">
            <text:p>71107/non</text:p>
          </table:table-cell>
          <table:table-cell office:value-type="string" calcext:value-type="string">
            <text:p/>
            <text:p>         ruisseau, prend sa source à Charrecey (lieu-dit les Chattevaches) et se jette à Saint-Léger-sur-Dheune dans la Dheune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9391</text:p>
          </table:table-cell>
          <table:table-cell office:value-type="string" calcext:value-type="string">
            <text:p>Verdoux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ommune Saint-Martin-la-Patrouille</text:p>
          </table:table-cell>
          <table:table-cell office:value-type="float" office:value="71458" calcext:value-type="float">
            <text:p>71458</text:p>
          </table:table-cell>
          <table:table-cell office:value-type="string" calcext:value-type="string">
            <text:p/>
            <text:p>         ferme, commune Saint-Martin-la-Patrouil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3122</text:p>
          </table:table-cell>
          <table:table-cell office:value-type="string" calcext:value-type="string">
            <text:p>Canal du Centre,</text:p>
          </table:table-cell>
          <table:table-cell office:value-type="string" calcext:value-type="string">
            <text:p>canal de jonction de la Loire (canal latéral)</text:p>
          </table:table-cell>
          <table:table-cell office:value-type="string" calcext:value-type="string">
            <text:p>de Digoin à Chalon-sur-Saône</text:p>
          </table:table-cell>
          <table:table-cell office:value-type="string" calcext:value-type="string">
            <text:p>71176/71076</text:p>
          </table:table-cell>
          <table:table-cell office:value-type="string" calcext:value-type="string">
            <text:p/>
            <text:p>         canal de jonction de la Loire (canal latéral) à la Saône, de Digoin à Chalon-sur-Saône, par les vallées de la Bourbince et de la Dheune, dont il franchit le seuil à Ecuisses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2841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de Fleury-la-Montagne</text:p>
          </table:table-cell>
          <table:table-cell office:value-type="float" office:value="71200" calcext:value-type="float">
            <text:p>71200</text:p>
          </table:table-cell>
          <table:table-cell office:value-type="string" calcext:value-type="string">
            <text:p/>
            <text:p>         écart, de Fleury-la-Montag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822</text:p>
          </table:table-cell>
          <table:table-cell office:value-type="string" calcext:value-type="string">
            <text:p>Solna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’Ain, entre en Saône-et-Loire à Condal, traverse Dommartin-lès-Cuiseaux, fait limite entre Ftontenaud et Sainte-Croix, arrose Sainte-Croix, sépare Bruailles de Sainte-Croix, et de La Chapelle-Naude et se jette à Louhans dans la Seill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777</text:p>
          </table:table-cell>
          <table:table-cell office:value-type="string" calcext:value-type="string">
            <text:p>Sevr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’Ain, fait limite entre ce département et Varennes-Saint-Sauveur, traverse Varennes-Saint-Sauveur et se jette à Sainte-Croix dans le Solnan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444</text:p>
          </table:table-cell>
          <table:table-cell office:value-type="string" calcext:value-type="string">
            <text:p>Sane-Viv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’Ain, pénètre en Saône-et-Loire à Montpont-en-Bresse, travers La Chapelle-Thècle et à Ménetreuil se réunit à la Sane-Morte pour former la rivière de la Sa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443</text:p>
          </table:table-cell>
          <table:table-cell office:value-type="string" calcext:value-type="string">
            <text:p>Sane-Mort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’Ain, pénètre en Saône-et-Loire à Varennes-Saint-Sauveur, où elle fait limite avec le département de l’Ain, puis avec Montpont-en-Bresse, travers Sainte-Croix et La Chapelle-Naude, fait limite avec Sornay, puis Bantanges, et à Ménetreuil se réunit à la Sane-Vive pour former la rivière de la Sa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855</text:p>
          </table:table-cell>
          <table:table-cell office:value-type="string" calcext:value-type="string">
            <text:p>Souch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e l’Ain, fait limite entre les départements de l’Ain et de Saône-et-Loire (commune de Romenay), traverse le territoire de Romenay et se jette à Montpont-en-Bresse dans la Sane-Viv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20193</text:p>
          </table:table-cell>
          <table:table-cell office:value-type="string" calcext:value-type="string">
            <text:p>Voy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’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e l’Ain, traverse le territoire de Romenay et se jette à La Chapelle-Thècle dans la Sane-Viv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5969</text:p>
          </table:table-cell>
          <table:table-cell office:value-type="string" calcext:value-type="string">
            <text:p>Cosa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prend sa source dans le département de la Côte-d’Or, entre en Saône-et-Loire à Change, traverse Dezize-lès-Maranges et Sampigny-lès-Maranges et se jette à Cheilly-lès-Maranges dans la Dheu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2290</text:p>
          </table:table-cell>
          <table:table-cell office:value-type="string" calcext:value-type="string">
            <text:p>Bouzoiz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vient du département de la Côte-d’Or, pénètre en Saône-et-Loire à Palleau et se jette dans la Dheu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0256</text:p>
          </table:table-cell>
          <table:table-cell office:value-type="string" calcext:value-type="string">
            <text:p>Arroux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prend sa source dans le département de la Côte-d’Or, pénètre en Saône-et-Loire à Igornay, passe par Cordesse et Dracy-Saint-Loup, sépare Saint-Forgeot et Curgy, traverse Autun, limite Monthelon et Brion, passe à Laizy, sépare Étang de Saint-Nizier, Thil de Charbonnet, Montmort de La Boulaye, Toulon de Sainte-Radegonde, Vendenesse d’Uxeau, traverse Gueugnon et Rigny, fait limite entre Digoin et La Motte-Saint-Jean et se jette dans la Loir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455</text:p>
          </table:table-cell>
          <table:table-cell office:value-type="string" calcext:value-type="string">
            <text:p>Saô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a Côte-d’Or, en Saône-et-Loire, elle fait d’abord limite entre la Côte d’Or et la commune de Mont-lès-Seurre, puis sépare Ecuelles de Charnay-lès-Chalon, Bragny-sur-Saône de Saunières, Allerey-sur-Saône de Verdun-sur-le-Doubs, Gergy de Verjux et de Damerey, Sassenay de Bey et d’Allériot, Crissey de Châtenoy-en-Bresse, Chalon-sur-Saône de Saint-Marcel, travers Chalon-sur-Saône, côtoie Saint-Remy, sépare Lux et Saint-Loup-de-Varennes d’Epervans, Varennes-le-Grand et Marnay d’Ouroux-sur-Saône, Gigny-sur-Saône de Saint-Germain-du-Plain et d’Ormes, Boyer de Simandre, traverse Tournus, qu’elle sépare ensuite de Lacrost, fait limite entre le Villars et Préty, puis la Truchère, où elle reçoit la Seil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4380</text:p>
          </table:table-cell>
          <table:table-cell office:value-type="string" calcext:value-type="string">
            <text:p>Petite-Dré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a Côte-d’Or, pénètre en Saône-et-Loire à Epinac, où elle se jette dans la Dré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0789</text:p>
          </table:table-cell>
          <table:table-cell office:value-type="string" calcext:value-type="string">
            <text:p>Louch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Côte-d’O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e la Côte-d’Or et se jette dans la Dheune, rive gauche, à Demigny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0720</text:p>
          </table:table-cell>
          <table:table-cell office:value-type="string" calcext:value-type="string">
            <text:p>Loire (La),</text:p>
          </table:table-cell>
          <table:table-cell office:value-type="string" calcext:value-type="string">
            <text:p>fl.</text:p>
          </table:table-cell>
          <table:table-cell office:value-type="string" calcext:value-type="string">
            <text:p>département de la 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l., entre en Saône-et-Loire, venant du département de la Loire, à Iguerande, fait limite entre Melay et Artaix et Saint-Martin-du-Lac, puis entre Chambilly et Marcigny et Baugy, entre Bourg-le-Comte et Anzy-le-Du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0248</text:p>
          </table:table-cell>
          <table:table-cell office:value-type="string" calcext:value-type="string">
            <text:p>Aron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prend sa source dans le département de la Loire, fait limite entre ce déparement et celui de Saône-et-Loire à Saint-Igny-de-Roche, sépare cette commune de celle de Coublanc, puis celle-ci de Tancon, fait à nouveau frontière entre Saône-et-Loire et Loire, séparant Tancon de Maizilly, et se jette dans le Botoret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3456</text:p>
          </table:table-cell>
          <table:table-cell office:value-type="string" calcext:value-type="string">
            <text:p>Muss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entre en Saône-et-Loire venant du département de la Loire en faisant limite entre Chauffailles et Saint-Germain-la-Montagne (Loire), puis Saint-Clément-de-Vers (Rhône) et Anglure-sous-Dun, traverse Mussy-sous-Dun et Chassigny-sous-Dun et se jette à Saint-Maurice-lès-Chateauneuf dans le Sornin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707</text:p>
          </table:table-cell>
          <table:table-cell office:value-type="string" calcext:value-type="string">
            <text:p>Serna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Lo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e la Loire, fait limite entre les départements de Saône-et-Loire et du Rhône à Céron, où il se jette dans l’Urbis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8185</text:p>
          </table:table-cell>
          <table:table-cell office:value-type="string" calcext:value-type="string">
            <text:p>Tern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Niè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e la Nièvre, traverse Chissey-en-Morvan, Lucenay-l’Evêque, Sommant, Tavernay et se jette à Autun dans l’Arroux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097</text:p>
          </table:table-cell>
          <table:table-cell office:value-type="string" calcext:value-type="string">
            <text:p>Dorm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enant du département du Jura, commune de Mouthier-en-Bresse, affluent de gauche de la Bren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9049</text:p>
          </table:table-cell>
          <table:table-cell office:value-type="string" calcext:value-type="string">
            <text:p>Vallièr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Jura, entre en Saône-et-Loire à Savigny-en-Revermont, fait limite avec Flacey-en-Bresse, arrose Sagy et Saint-Martin-du-Mont, sépare Bruailles et Louhans et se jette dans le Solnan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653</text:p>
          </table:table-cell>
          <table:table-cell office:value-type="string" calcext:value-type="string">
            <text:p>Seil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Jura, entre en Saône-et-Loire au Tartre, passe par Sens-sur-Seille et Frangy, sépare Saint-Germain-du-Bois et Montcony, arrose Saint-Usuge, sépare Vincelles de l’anc. territoire de Châteaurenaud (commune de Louhans), travers Louhans, fait limite entre Branges et Sornay, Savigny-sur-Seille et Bantanges, Huilly-sur-Seille et Rancy, Loisy et Jouvençon, Cuisery et Brienne, Ratenelle et Romenay, forme frontière avec le département de l’Ain et se jette à La Truchère dans la Saô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992</text:p>
          </table:table-cell>
          <table:table-cell office:value-type="string" calcext:value-type="string">
            <text:p>Sablo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Jura, fait limite entre Pourlans et Annoire (Jura), puis se jette à Lays-sur-le-Doubs dans le Doubs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106</text:p>
          </table:table-cell>
          <table:table-cell office:value-type="string" calcext:value-type="string">
            <text:p>Doubs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Jura, pénètre en Saône-et-Loire à Fretterans, travers Lays-sur-le-Doubs, Longepierre, Charette, Varenne-sur-le-Doubs, Navilly, fait limite entre Pontoux et Mont-lès-Seurre et Charnay-lès-Chalon, puis entre Sermesse et Saunières, Ciel et Les Bordes, et se jette dans la Saône, rive gauche, à Verdun-sur-le-Doub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655</text:p>
          </table:table-cell>
          <table:table-cell office:value-type="string" calcext:value-type="string">
            <text:p>Seillett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Jura, traverse Frangy-en-Bresse et se jette dans la Seill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1118</text:p>
          </table:table-cell>
          <table:table-cell office:value-type="string" calcext:value-type="string">
            <text:p>Mala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Jura et se jette à Mouthier-en-Bresse dans la Brenne (25 000e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885</text:p>
          </table:table-cell>
          <table:table-cell office:value-type="string" calcext:value-type="string">
            <text:p>Darg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Jura, entre en Saône-et-Loire à Bellevesvre, traverse la commune de La Chapelle-Volant (Jura), fait limite avec Le Planois (Saône-et-Loire) et se jette dans la Bren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839</text:p>
          </table:table-cell>
          <table:table-cell office:value-type="string" calcext:value-type="string">
            <text:p>Sonn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Jura, entre en Saône-et-Loire à Flacey-en-Bresse et se jette à Sagy dans la Vallièr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954</text:p>
          </table:table-cell>
          <table:table-cell office:value-type="string" calcext:value-type="string">
            <text:p>Dérob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Jura, entre en Saône-et-Loire à Savigny-en-Revermont et s’y jette dans la Vallièr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865</text:p>
          </table:table-cell>
          <table:table-cell office:value-type="string" calcext:value-type="string">
            <text:p>Folat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Jur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Jura, fait limite entre Flacey-en-Bresse et Augea (Jura), puis Le Miroir, ensuite entre Sagy et Le Miroir, et se jette dans le Bacot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4389</text:p>
          </table:table-cell>
          <table:table-cell office:value-type="string" calcext:value-type="string">
            <text:p>Petite-Gros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vient du département du Rhône, entre en Sâone-et-Loire à Serrières, traverse Pierreclos, Bussières, Prissé, fait limite entre Davayé et Charnay-lès-Mâcon et Mâcon et Varennes-lès-Mâcon et se jette à Mâcon dans la Saô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786</text:p>
          </table:table-cell>
          <table:table-cell office:value-type="string" calcext:value-type="string">
            <text:p>Gros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prend sa source dans le département du Rhône et, coulant du sud au nord, entre en Saône-et-Loire à Saint-Pierre-le-Vieux, traverse Saint-Léger-sous-la-Bussière où elle reçoit la Grosne orientale, fait limite entre Montagny-sur-Grosne et Clermain, Mazille et Sainte-Cécile, Jalogny et Berzé-le-Châtel, arrose Cluny, sépare Lournand et Massilly de Cortambert, puis Taizé de Bray, Ameugny de Cormatin, Savigny-sur-Grosne de Malay, traverse Sercy, oblique vers le nord-est, fait limite entre Santilly et Bresse-sur-Grosne, Messey-sur-Grosne et La Chapelle-de-Bragny, traverse Lalheue, sépare Saint-Ambreuil et Laives, Varennes-le-Grand et Saint-Cyr et se jette dans la Saône, rive gauche, à Marnay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787</text:p>
          </table:table-cell>
          <table:table-cell office:value-type="string" calcext:value-type="string">
            <text:p>Grosne-Orienta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prend sa source dans le département du Rhône, pénètre en Saône-et-Loire à Germolles-sur-Grosne et se jette dans la Grosne, rive droite, à Saint-Léger-sous-la-Bussiè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1503</text:p>
          </table:table-cell>
          <table:table-cell office:value-type="string" calcext:value-type="string">
            <text:p>Mauvais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Rhône, entre en Saône-et-Loire à La Chapelle-de-Guinchay et se jette à Saint-Symphorien-d’Ancelles dans la Saô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853</text:p>
          </table:table-cell>
          <table:table-cell office:value-type="string" calcext:value-type="string">
            <text:p>Sorn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vient du département du Rhône, entre en Saône-et-Loire à Saint-Racho, arrose Varennes-sous-Dun, sépare La Clayette et Baudemont de La Chapelle-sous-Dun, travers La Chapelle-sous-Dun, Chassigny-sous-Dun, Saint-Maurice-lès-Châteauneuf, fait limite entre Saint-Maurice-lès-Châteauneuf et Châteauneuf, puis entre Saint-Edmond et Saint-Martin-de-Lixy, et pénètre dans le département de la Loi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130</text:p>
          </table:table-cell>
          <table:table-cell office:value-type="string" calcext:value-type="string">
            <text:p>Pontbren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Rhône et se jette à Coublanc dans l’Aron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613</text:p>
          </table:table-cell>
          <table:table-cell office:value-type="string" calcext:value-type="string">
            <text:p>Prét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vient du département du Rhône, fait limite entre Chasselas et Pruzilly et se jette à Saint-Vérand dans le ruisseau de Préty rive gauch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18115</text:p>
          </table:table-cell>
          <table:table-cell office:value-type="string" calcext:value-type="string">
            <text:p>Tavoisy (ruis. de),</text:p>
          </table:table-cell>
          <table:table-cell/>
          <table:table-cell office:value-type="string" calcext:value-type="string">
            <text:p>département du Rh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aît dans le département du Rhône, fait limite entre ce département (commune de Cenves, où se trouve la montagne de Tavoisy) et le département de Saône-et-Loire (commune de Germolles-sur-Grosne), puis entre Tramayes et Germolles-sur-Grosne et se jette dans la Grosne orientale, rive droite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12063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>anc. circonscription</text:p>
          </table:table-cell>
          <table:table-cell office:value-type="string" calcext:value-type="string">
            <text:p>diocèse de Chalon-sur-Saô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. circonscription du diocèse de Chalon-sur-Saône</text:p>
            <text:p>         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13755</text:p>
          </table:table-cell>
          <table:table-cell office:value-type="string" calcext:value-type="string">
            <text:p>Oscheret (L’),</text:p>
          </table:table-cell>
          <table:table-cell office:value-type="string" calcext:value-type="string">
            <text:p>pagus et ancien doyenné</text:p>
          </table:table-cell>
          <table:table-cell office:value-type="string" calcext:value-type="string">
            <text:p>diocèse de Chalon-sur-Saôn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gus et ancien doyenné du diocèse de Chalon-sur-Saône</text:p>
            <text:p>          ; tire son nom de la rivière d’Ouche en Côte-d’Or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565</text:p>
          </table:table-cell>
          <table:table-cell office:value-type="string" calcext:value-type="string">
            <text:p>Sauna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cart de Saint-Laur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à Chateau près de l’écart de Saint-Laurent, passe à Jalogny entre les écart de la Loge et de Saunat, recueille les eaux de la Fontaine de Doucereux et rejoint le ruisseau venant de Jalogny dit le Petit-Moul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4299</text:p>
          </table:table-cell>
          <table:table-cell office:value-type="string" calcext:value-type="string">
            <text:p>Péruz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Anzy-le-Duc et Montceaux-l’Etoile</text:p>
          </table:table-cell>
          <table:table-cell office:value-type="string" calcext:value-type="string">
            <text:p>71011/71307</text:p>
          </table:table-cell>
          <table:table-cell office:value-type="string" calcext:value-type="string">
            <text:p/>
            <text:p>         ruisseau, fait limite entre Anzy-le-Duc et Montceaux-l’Etoile, affluent de droite de l’Arconc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1190</text:p>
          </table:table-cell>
          <table:table-cell office:value-type="string" calcext:value-type="string">
            <text:p>Maquet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Autun et Brion</text:p>
          </table:table-cell>
          <table:table-cell office:value-type="string" calcext:value-type="string">
            <text:p>71014/71062</text:p>
          </table:table-cell>
          <table:table-cell office:value-type="string" calcext:value-type="string">
            <text:p/>
            <text:p>         ruisseau, fait limite entre Autun et Brion, affluent du ruisseau de la Crouillot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2485</text:p>
          </table:table-cell>
          <table:table-cell office:value-type="string" calcext:value-type="string">
            <text:p>Montreg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Barnay et Manlay (Côte-d’Or)</text:p>
          </table:table-cell>
          <table:table-cell office:value-type="string" calcext:value-type="string">
            <text:p>71020/21375/non</text:p>
          </table:table-cell>
          <table:table-cell office:value-type="string" calcext:value-type="string">
            <text:p/>
            <text:p>         ruisseau, affluent de droite du Trévoux, fait limite entre Barnay et Manlay (Côte-d’Or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3402</text:p>
          </table:table-cell>
          <table:table-cell office:value-type="string" calcext:value-type="string">
            <text:p>Mur (Le),</text:p>
          </table:table-cell>
          <table:table-cell office:value-type="string" calcext:value-type="string">
            <text:p>ancienne voie romaine</text:p>
          </table:table-cell>
          <table:table-cell office:value-type="string" calcext:value-type="string">
            <text:p>entre Baudrières et Saint-Germain-du-Plain</text:p>
          </table:table-cell>
          <table:table-cell office:value-type="string" calcext:value-type="string">
            <text:p>71023/71420</text:p>
          </table:table-cell>
          <table:table-cell office:value-type="string" calcext:value-type="string">
            <text:p/>
            <text:p>         ancienne voie romaine, fait limite entre Baudrières et Saint-Germain-du-Pla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2475</text:p>
          </table:table-cell>
          <table:table-cell office:value-type="string" calcext:value-type="string">
            <text:p>Brioux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Bissy-sous-Uxelles et Chapaize</text:p>
          </table:table-cell>
          <table:table-cell office:value-type="string" calcext:value-type="string">
            <text:p>71036/71087</text:p>
          </table:table-cell>
          <table:table-cell office:value-type="string" calcext:value-type="string">
            <text:p/>
            <text:p>         ruisseau, fait limite entre Bissy-sous-Uxelles et Chapaize, affluent de droite du ruisseau de Besanço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678</text:p>
          </table:table-cell>
          <table:table-cell office:value-type="string" calcext:value-type="string">
            <text:p>Crouillo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Brion et Autun</text:p>
          </table:table-cell>
          <table:table-cell office:value-type="string" calcext:value-type="string">
            <text:p>71062/71014</text:p>
          </table:table-cell>
          <table:table-cell office:value-type="string" calcext:value-type="string">
            <text:p/>
            <text:p>         ruisseau fait limite entre Brion et Autun et se jette dans l’Arroux, rive gauch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07688</text:p>
          </table:table-cell>
          <table:table-cell office:value-type="string" calcext:value-type="string">
            <text:p>Faux-Lit (Le),</text:p>
          </table:table-cell>
          <table:table-cell office:value-type="string" calcext:value-type="string">
            <text:p>bras de la Saône</text:p>
          </table:table-cell>
          <table:table-cell office:value-type="string" calcext:value-type="string">
            <text:p>entre Chalon-sur-Saône et Saint-Marcel</text:p>
          </table:table-cell>
          <table:table-cell office:value-type="string" calcext:value-type="string">
            <text:p>71076/71445</text:p>
          </table:table-cell>
          <table:table-cell office:value-type="string" calcext:value-type="string">
            <text:p>par corruption la Folie, bras de la Saône qui fait limite entre Chalon-sur-Saône et Saint-Marcel et sépare en deux le hameau des Chavann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5973</text:p>
          </table:table-cell>
          <table:table-cell office:value-type="string" calcext:value-type="string">
            <text:p>Cosne-d’Epinossous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entre Ciel et Saint-Maurice-en-Rivière</text:p>
          </table:table-cell>
          <table:table-cell office:value-type="string" calcext:value-type="string">
            <text:p>71131/71462</text:p>
          </table:table-cell>
          <table:table-cell office:value-type="string" calcext:value-type="string">
            <text:p/>
            <text:p>         rivière, suite entre Ciel et Saint-Maurice-en-Rivière du ruisseau de la Cosne, se jette à Verjux dans la Saô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625</text:p>
          </table:table-cell>
          <table:table-cell office:value-type="string" calcext:value-type="string">
            <text:p>Crot-aux-Loup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Collonge-la-Madeleine et Morlet</text:p>
          </table:table-cell>
          <table:table-cell office:value-type="string" calcext:value-type="string">
            <text:p>71140/71322</text:p>
          </table:table-cell>
          <table:table-cell office:value-type="string" calcext:value-type="string">
            <text:p/>
            <text:p>         ruisseau, fait limite entre Collonge-la-Madeleine et Morlet, affluent de gauche du Ruisseau de Digoi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231</text:p>
          </table:table-cell>
          <table:table-cell office:value-type="string" calcext:value-type="string">
            <text:p>Bief-Chambeau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Crêches-sur-Saône et La Chapelle-de-Guinchay</text:p>
          </table:table-cell>
          <table:table-cell office:value-type="string" calcext:value-type="string">
            <text:p>71150/non/71090</text:p>
          </table:table-cell>
          <table:table-cell office:value-type="string" calcext:value-type="string">
            <text:p/>
            <text:p>         ruisseau, fait limite entre Crêches-sur-Saône et La Chapelle-de-Guinchay, affluent de droite de la Saô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4868</text:p>
          </table:table-cell>
          <table:table-cell office:value-type="string" calcext:value-type="string">
            <text:p>Planche-Caillot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Curtil-sous-Burnand et Saint-Ythaire (source des Fontenailles)</text:p>
          </table:table-cell>
          <table:table-cell office:value-type="string" calcext:value-type="string">
            <text:p>71164/71492/non</text:p>
          </table:table-cell>
          <table:table-cell office:value-type="string" calcext:value-type="string">
            <text:p/>
            <text:p>         ruisseau, prend naissance entre Curtil-sous-Burnand et Saint-Ythaire (source des Fontenailles) et traverse Savigny-sur-Grosne, où il se jette dans la Gros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3454</text:p>
          </table:table-cell>
          <table:table-cell office:value-type="string" calcext:value-type="string">
            <text:p>Musson (Raie d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Gigny-sur-Saône et Marnay</text:p>
          </table:table-cell>
          <table:table-cell office:value-type="string" calcext:value-type="string">
            <text:p>71219/71283</text:p>
          </table:table-cell>
          <table:table-cell office:value-type="string" calcext:value-type="string">
            <text:p/>
            <text:p>         ruisseau, fait limite entre Gigny-sur-Saône et Marnay et se jette dans la Saô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954</text:p>
          </table:table-cell>
          <table:table-cell office:value-type="string" calcext:value-type="string">
            <text:p>Raffaut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Gilly-sur-Loire et Saint-Aubin-sur-Loire</text:p>
          </table:table-cell>
          <table:table-cell office:value-type="string" calcext:value-type="string">
            <text:p>71220/71389</text:p>
          </table:table-cell>
          <table:table-cell office:value-type="string" calcext:value-type="string">
            <text:p/>
            <text:p>         ruisseau, fait limite entre Gilly-sur-Loire et Saint-Aubin-sur-Loire, affluent de droite de la Loi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902</text:p>
          </table:table-cell>
          <table:table-cell office:value-type="string" calcext:value-type="string">
            <text:p>Guich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Hautefond et Paray-le-Monial</text:p>
          </table:table-cell>
          <table:table-cell office:value-type="string" calcext:value-type="string">
            <text:p>71232/71342</text:p>
          </table:table-cell>
          <table:table-cell office:value-type="string" calcext:value-type="string">
            <text:p/>
            <text:p>         ruisseau, fait limite entre Hautefond et Paray-le-Monial, formé des ruisseau de l’Etang-Charron et des Vernay, affluent de gauche de la Bourbinc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2609</text:p>
          </table:table-cell>
          <table:table-cell office:value-type="string" calcext:value-type="string">
            <text:p>Morizett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a Boulaye et Saint-Eugène</text:p>
          </table:table-cell>
          <table:table-cell office:value-type="string" calcext:value-type="string">
            <text:p>Non/71046/71411</text:p>
          </table:table-cell>
          <table:table-cell office:value-type="string" calcext:value-type="string">
            <text:p/>
            <text:p>         ruisseau, fait limite entre La Boulaye et Saint-Eugène, affluent de droite du ruisseau des Pontin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5699</text:p>
          </table:table-cell>
          <table:table-cell office:value-type="string" calcext:value-type="string">
            <text:p>Combrailles,</text:p>
          </table:table-cell>
          <table:table-cell office:value-type="string" calcext:value-type="string">
            <text:p>expression géographique qui désigne un petit pays</text:p>
          </table:table-cell>
          <table:table-cell office:value-type="string" calcext:value-type="string">
            <text:p>entre la Bourbince et l’Arroux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expression géographique qui désigne un petit pays aux confins du Charolais et de l’Autunois, entre la Bourbince et l’Arroux ; elle est étrangère au parler local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237</text:p>
          </table:table-cell>
          <table:table-cell office:value-type="string" calcext:value-type="string">
            <text:p>Bief-Mornand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a Chapelle-de-Guinchay et Saint-Symphorien-d’Ancelles</text:p>
          </table:table-cell>
          <table:table-cell office:value-type="string" calcext:value-type="string">
            <text:p>71090/71481</text:p>
          </table:table-cell>
          <table:table-cell office:value-type="string" calcext:value-type="string">
            <text:p/>
            <text:p>         ruisseau, fait limite entre la Chapelle-de-Guinchay et Saint-Symphorien-d’Ancelles, affluent de droite de la Saô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319</text:p>
          </table:table-cell>
          <table:table-cell office:value-type="string" calcext:value-type="string">
            <text:p>Ri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a Charmée et Saint-Germain-lès-Buxy</text:p>
          </table:table-cell>
          <table:table-cell office:value-type="string" calcext:value-type="string">
            <text:p>Non/71102/71422</text:p>
          </table:table-cell>
          <table:table-cell office:value-type="string" calcext:value-type="string">
            <text:p/>
            <text:p>         ruisseau, fait limite entre La Charmée et Saint-Germain-lès-Buxy, affluent de gauche de la Cor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111</text:p>
          </table:table-cell>
          <table:table-cell office:value-type="string" calcext:value-type="string">
            <text:p>Recor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entre La Guiche et Marizy</text:p>
          </table:table-cell>
          <table:table-cell office:value-type="string" calcext:value-type="string">
            <text:p>Non/71231/71279</text:p>
          </table:table-cell>
          <table:table-cell office:value-type="string" calcext:value-type="string">
            <text:p/>
            <text:p>         rivière, prend sa source au Rousset, fait limite entre La Guiche et Marizy, traverse l’Etang Neuf, l’Etang Comté et l’Etang des Griveris, et à Ballore se jette dans l’Arconc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245</text:p>
          </table:table-cell>
          <table:table-cell office:value-type="string" calcext:value-type="string">
            <text:p>Bief-Tord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a Salle et Clessé</text:p>
          </table:table-cell>
          <table:table-cell office:value-type="string" calcext:value-type="string">
            <text:p>Non/71494/71135</text:p>
          </table:table-cell>
          <table:table-cell office:value-type="string" calcext:value-type="string">
            <text:p/>
            <text:p>         ruisseau, affluent de gauche de la Mouge, fait limite entre La Salle et Clessé, puis Charbonnièr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238</text:p>
          </table:table-cell>
          <table:table-cell office:value-type="string" calcext:value-type="string">
            <text:p>Bief-Rey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e Villars et Farges-lès-Mâcon</text:p>
          </table:table-cell>
          <table:table-cell office:value-type="string" calcext:value-type="string">
            <text:p>Non/71576/71195</text:p>
          </table:table-cell>
          <table:table-cell office:value-type="string" calcext:value-type="string">
            <text:p/>
            <text:p>         ruisseau, fait limite entre Le Villars et Farges-lès-Mâcon, affluent de droite de la Saô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8914</text:p>
          </table:table-cell>
          <table:table-cell office:value-type="string" calcext:value-type="string">
            <text:p>Gorgea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Lessard-le-National et Fontaines</text:p>
          </table:table-cell>
          <table:table-cell office:value-type="string" calcext:value-type="string">
            <text:p>71257/71202</text:p>
          </table:table-cell>
          <table:table-cell office:value-type="string" calcext:value-type="string">
            <text:p/>
            <text:p>         ruisseau, fait limite entre Lessard-le-National et Fontaines, traverse l’étang Gorgeat et se jette à Virey dans le ruisseau de Virey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145</text:p>
          </table:table-cell>
          <table:table-cell office:value-type="string" calcext:value-type="string">
            <text:p>Droux (Roie d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entre Lux et Saint-Rémy</text:p>
          </table:table-cell>
          <table:table-cell office:value-type="string" calcext:value-type="string">
            <text:p>71269/71475</text:p>
          </table:table-cell>
          <table:table-cell office:value-type="string" calcext:value-type="string">
            <text:p/>
            <text:p>         rivière formée par la réunion de la Corne et de l’Orbise, faisant limite entre Lux et Saint-Rémy, affluent de droite de la Saô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808</text:p>
          </table:table-cell>
          <table:table-cell office:value-type="string" calcext:value-type="string">
            <text:p>Curtil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Marcilly-lès-Buxy et Villeneuve-en-Montagne</text:p>
          </table:table-cell>
          <table:table-cell office:value-type="string" calcext:value-type="string">
            <text:p>71277/71579</text:p>
          </table:table-cell>
          <table:table-cell office:value-type="string" calcext:value-type="string">
            <text:p/>
            <text:p>         ruisseau, fait limite entre Marcilly-lès-Buxy et Villeneuve-en-Montagne (anc. territoire de la Chapelle-Villard) et devient le ruisseau de la Moucheri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702</text:p>
          </table:table-cell>
          <table:table-cell office:value-type="string" calcext:value-type="string">
            <text:p>Grill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Poisson et Versaugues</text:p>
          </table:table-cell>
          <table:table-cell office:value-type="string" calcext:value-type="string">
            <text:p>71354/71573</text:p>
          </table:table-cell>
          <table:table-cell office:value-type="string" calcext:value-type="string">
            <text:p/>
            <text:p>         ruisseau, fait limite entre Poisson et Versaugues et se jette dans l’Arconce, rive gauche, sous le nom de ruisseau de Selo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105</text:p>
          </table:table-cell>
          <table:table-cell office:value-type="string" calcext:value-type="string">
            <text:p>Reclaine, (Bief d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Romanèche-Thorins et Lancié (Rhône)</text:p>
          </table:table-cell>
          <table:table-cell office:value-type="string" calcext:value-type="string">
            <text:p>71372/69108/non</text:p>
          </table:table-cell>
          <table:table-cell office:value-type="string" calcext:value-type="string">
            <text:p/>
            <text:p>         ruisseau, fait limite entre Romanèche-Thorins et Lancié (Rhône) et forme avec le ruisseau de Presle le ruisseau de Guillard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5587</text:p>
          </table:table-cell>
          <table:table-cell office:value-type="string" calcext:value-type="string">
            <text:p>Presl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Romanèche-Thorins et Lancié (Rhône)</text:p>
          </table:table-cell>
          <table:table-cell office:value-type="string" calcext:value-type="string">
            <text:p>71372/69108/non</text:p>
          </table:table-cell>
          <table:table-cell office:value-type="string" calcext:value-type="string">
            <text:p/>
            <text:p>         ruisseau, fait limite entre Romanèche-Thorins et Lancié (Rhône), puis réuni au ruisseau de Reclaine forme le ruisseau de Guillard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950</text:p>
          </table:table-cell>
          <table:table-cell office:value-type="string" calcext:value-type="string">
            <text:p>Guill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Romanèche-Thorins et le département du Rhône</text:p>
          </table:table-cell>
          <table:table-cell office:value-type="string" calcext:value-type="string">
            <text:p>71372/non</text:p>
          </table:table-cell>
          <table:table-cell office:value-type="string" calcext:value-type="string">
            <text:p/>
            <text:p>         ruisseau, formé de la réunion des ruisseau de Presle et de Reclaine, fait limite entre Romanèche-Thorins et le département du Rhône, puis se jette dans la Douby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244</text:p>
          </table:table-cell>
          <table:table-cell office:value-type="string" calcext:value-type="string">
            <text:p>Pont-Pierre,</text:p>
          </table:table-cell>
          <table:table-cell office:value-type="string" calcext:value-type="string">
            <text:p>bief</text:p>
          </table:table-cell>
          <table:table-cell office:value-type="string" calcext:value-type="string">
            <text:p>entre Romanèche-Thorins et Saint-Symphorien-d’Ancelles</text:p>
          </table:table-cell>
          <table:table-cell office:value-type="string" calcext:value-type="string">
            <text:p>71372/71481</text:p>
          </table:table-cell>
          <table:table-cell office:value-type="string" calcext:value-type="string">
            <text:p/>
            <text:p>         bief, fait limite entre Romanèche-Thorins et Saint-Symphorien-d’Ancelles et se jette dans la Saô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543</text:p>
          </table:table-cell>
          <table:table-cell office:value-type="string" calcext:value-type="string">
            <text:p>Etang-Noël (L’),</text:p>
          </table:table-cell>
          <table:table-cell office:value-type="string" calcext:value-type="string">
            <text:p>ruisseau, étang détruit</text:p>
          </table:table-cell>
          <table:table-cell office:value-type="string" calcext:value-type="string">
            <text:p>entre Saint-Forgeot et Dracy-Saint-Loup</text:p>
          </table:table-cell>
          <table:table-cell office:value-type="string" calcext:value-type="string">
            <text:p>71414/71184</text:p>
          </table:table-cell>
          <table:table-cell office:value-type="string" calcext:value-type="string">
            <text:p/>
            <text:p>         ruisseau, étang détruit, formé de la réunion du ruisseau de l’Etang-l’Ane et du ruisseau des Prés-Jeu, affluent de droite de l’Arroux, fait limite entre Saint-Forgeot et Dracy-Saint-Lou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07462</text:p>
          </table:table-cell>
          <table:table-cell office:value-type="string" calcext:value-type="string">
            <text:p>Etang-Chasse-Loup (Bief de l’),</text:p>
          </table:table-cell>
          <table:table-cell/>
          <table:table-cell office:value-type="string" calcext:value-type="string">
            <text:p>entre Saint-Germain-du-Bois et Mervans</text:p>
          </table:table-cell>
          <table:table-cell office:value-type="string" calcext:value-type="string">
            <text:p>71419/71295</text:p>
          </table:table-cell>
          <table:table-cell office:value-type="string" calcext:value-type="string">
            <text:p>fait limite entre Saint-Germain-du-Bois et Mervans et se jette dans la Guyott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815</text:p>
          </table:table-cell>
          <table:table-cell office:value-type="string" calcext:value-type="string">
            <text:p>Fioll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Saint-Laurent-d’Andenay et Saint-Micaud</text:p>
          </table:table-cell>
          <table:table-cell office:value-type="string" calcext:value-type="string">
            <text:p>71436/71465</text:p>
          </table:table-cell>
          <table:table-cell office:value-type="string" calcext:value-type="string">
            <text:p/>
            <text:p>         ruisseau, fait limite entre Saint-Laurent-d’Andenay et Saint-Micaud, affluent de gauche du Brenno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9788</text:p>
          </table:table-cell>
          <table:table-cell office:value-type="string" calcext:value-type="string">
            <text:p>Vêvr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Saint-Sernin-du-Bois et Le Breuil</text:p>
          </table:table-cell>
          <table:table-cell office:value-type="string" calcext:value-type="string">
            <text:p>71479/non/71059</text:p>
          </table:table-cell>
          <table:table-cell office:value-type="string" calcext:value-type="string">
            <text:p/>
            <text:p>         ruisseau, formé de la réunion des ruisseau de Brandon et de Prod’hun, fait limite entre Saint-Sernin-du-Bois et Le Breuil, passe au Breuil près de l’ancien moulin de la Vêvre, et se jette à Saint-Firmin dans l’étang de Mesvr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17661</text:p>
          </table:table-cell>
          <table:table-cell office:value-type="string" calcext:value-type="string">
            <text:p>Selore (ruis. de),</text:p>
          </table:table-cell>
          <table:table-cell/>
          <table:table-cell office:value-type="string" calcext:value-type="string">
            <text:p>entre Saint-Yan et Versaugues</text:p>
          </table:table-cell>
          <table:table-cell office:value-type="string" calcext:value-type="string">
            <text:p>71491/71573</text:p>
          </table:table-cell>
          <table:table-cell office:value-type="string" calcext:value-type="string">
            <text:p>affluent de gauche de l’Arconce, fait limite entre Saint-Yan et Versaugues, suite du ruisseau de la Grill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753</text:p>
          </table:table-cell>
          <table:table-cell office:value-type="string" calcext:value-type="string">
            <text:p>Servillat (Bief d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Varennes-Saint-Sauveur</text:p>
          </table:table-cell>
          <table:table-cell office:value-type="float" office:value="71558" calcext:value-type="float">
            <text:p>71558</text:p>
          </table:table-cell>
          <table:table-cell office:value-type="string" calcext:value-type="string">
            <text:p/>
            <text:p>         ruisseau, affluent de droite du Sevron, fait limite entre Varennes-Saint-Sauveur et le département de l’A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5637</text:p>
          </table:table-cell>
          <table:table-cell office:value-type="string" calcext:value-type="string">
            <text:p>Combe-des-Bruyères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ntre Villeneuve-en-Montagne et Sainte-Hélène</text:p>
          </table:table-cell>
          <table:table-cell office:value-type="string" calcext:value-type="string">
            <text:p>71579/71426</text:p>
          </table:table-cell>
          <table:table-cell office:value-type="string" calcext:value-type="string">
            <text:p/>
            <text:p>         ruisseau, fait limite entre Villeneuve-en-Montagne et Sainte-Hélène, affluent de gauche du ruisseau de Tusso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8144</text:p>
          </table:table-cell>
          <table:table-cell office:value-type="string" calcext:value-type="string">
            <text:p>Foretell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tang Carr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sort de l’Etang Carré, commune de Vitry-en-Charollais, puis fait limite avec Digoin et se jette dans la Bourbinc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461</text:p>
          </table:table-cell>
          <table:table-cell office:value-type="string" calcext:value-type="string">
            <text:p>Etang-Charron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Char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Charron, commune de Nochize, et devient entre Hautefond et Paray-le-Monial le ruisseau Guichard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4863</text:p>
          </table:table-cell>
          <table:table-cell office:value-type="string" calcext:value-type="string">
            <text:p>Planch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’Aiz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’Aizy, commune de La Tagnière, et se jette à Saint-Nizier-sur-Arroux dans l’Arroux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336</text:p>
          </table:table-cell>
          <table:table-cell office:value-type="string" calcext:value-type="string">
            <text:p>Equetterie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Beauver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sort de l’étang de Beauvernay, commune de Vauban, traverse Ligny-en-Brionnais, fait limite avec Saint-Maurice-lès-Châteauneuf, traverse Saint-Edmond et pénètre dans le département de la Loire à Saint-Denis-de-Caban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1715</text:p>
          </table:table-cell>
          <table:table-cell office:value-type="string" calcext:value-type="string">
            <text:p>Mesvr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Brand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sort de l’étang de Brandon, commune de Saint-Pierre-de-Varennes, sous le nom de ruisseau de Brandon, passe à Saint-Firmin, prend au Breuil le nom de ruisseau de la Vêvre, fait limite entre Saint-Sernin-du-Bois et Le Creusot, traverse l’étang du Mesvrin, devient la rivière du Mesvrin, puis par Marmagne, Saint-Symphorien-de-Marmagne et Mesvres atteint Etang-sur-Arroux où il se jette dans l’Arroux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121</text:p>
          </table:table-cell>
          <table:table-cell office:value-type="string" calcext:value-type="string">
            <text:p>Pont-All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Champa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Champagne, commune de Saint-Martin-de-Commune et se jette à Saint-Emiland dans l’étang du Barrage du Pont-du-Roi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8145</text:p>
          </table:table-cell>
          <table:table-cell office:value-type="string" calcext:value-type="string">
            <text:p>Tenaudins (L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Chav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Chavenne, commune de La Chapelle-Saint-Sauveur, et se jette à Torpes dans la Bren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023</text:p>
          </table:table-cell>
          <table:table-cell office:value-type="string" calcext:value-type="string">
            <text:p>Digoi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Digo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 ; sort de l’étang de Digoine, commune de Saint-Martin-de-Commune, fait limite entre Collonge-la-Madeleine et Morlet et Tintry, et réunie à la rivière du Pont-du-Roi forme la Drée (25 000e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9362</text:p>
          </table:table-cell>
          <table:table-cell office:value-type="string" calcext:value-type="string">
            <text:p>Verch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Fra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Fraise, commune de Vitry-sur-Loire, et se jette à Cronat dans la Cresson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3128</text:p>
          </table:table-cell>
          <table:table-cell office:value-type="string" calcext:value-type="string">
            <text:p>Canch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La Canche (Côte-d’Or)</text:p>
          </table:table-cell>
          <table:table-cell office:value-type="string" calcext:value-type="string">
            <text:p>Non/21334/non</text:p>
          </table:table-cell>
          <table:table-cell office:value-type="string" calcext:value-type="string">
            <text:p/>
            <text:p>         rivière, qui vient de l’étang de La Canche (Côte-d’Or), pénètre en Saône-et-Loire à Saint-Léger-du-Bois et se jette à Igornay dans l’Arroux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573</text:p>
          </table:table-cell>
          <table:table-cell office:value-type="string" calcext:value-type="string">
            <text:p>Etang-Saint-Didier (Bief de 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la Mar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la Marche, commune de Serrigny-en-Bresse, et se jette à Ciel dans la Cosne-d’Epinossous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5972</text:p>
          </table:table-cell>
          <table:table-cell office:value-type="string" calcext:value-type="string">
            <text:p>Cosne de Montcoy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la Planch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sort de l’étang de la Planchette, commune de Montcoy, traverse l’Etang Neuf, fait limite entre Damerey et Bey et se jette à Damerey dans la Saôn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015</text:p>
          </table:table-cell>
          <table:table-cell office:value-type="string" calcext:value-type="string">
            <text:p>Dheu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Longpend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 ; sort de l’étang de Longpendu, commune d’Ecuisses, passe par Saint-Julien-sur-Dheune, fait limite entre Essertenne et Morey, puis Perreuil et Saint-Jean-de-Trézy et Morey, puis Perreuil et Saint-Jean-de-Trézy et Saint-Berain-sur-Dheune, traverse Saint-Léger-sur-Dheune, Dennevy, Cheilly-lès-Maranges, Santenay (en Côte-d’Or), Remigny, Chagny et Chaudenay, qu’elle sépare de Corpeau et d’Ebaty en Côte-d’Or, puis Demigny, Saint-Loup-de-la-Salle, Géanges, fait limite entre Saint-Gervais-en-Vallière et Chevigny-en-Valière (Côte-d’Or), enfin entre Saint-Martin-en-Gatinois et Palleau et Bragny-sur-Saône et se jette dans la Saône, rive droite, à Allerey-sur-Saô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3796</text:p>
          </table:table-cell>
          <table:table-cell office:value-type="string" calcext:value-type="string">
            <text:p>Ozolett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Millia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sort de l’étang de Milliade, commune de Montmelard, traverse Ozolles, Marcilly-la-Gueurce, Vaudebarrier et à Changy se jette dans l’Arconc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7338</text:p>
          </table:table-cell>
          <table:table-cell office:value-type="string" calcext:value-type="string">
            <text:p>Erau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Perr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int-Martin-en-Bresse, sort de l’étang de Perrigny, affluent de la Vieille-Cos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4285</text:p>
          </table:table-cell>
          <table:table-cell office:value-type="string" calcext:value-type="string">
            <text:p>Charbonneau (Bief d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Pré-Henr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Pré-Henry, commune de Toutenant, et se jette à Ciel dans la Cosne d’Epinossou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0072</text:p>
          </table:table-cell>
          <table:table-cell office:value-type="string" calcext:value-type="string">
            <text:p>Ail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Sag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sort de l’étang de Sagy, commune de Cruzille, et se jette dans la Bourbonne, rive gauche sur le territoire de Lugny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3775</text:p>
          </table:table-cell>
          <table:table-cell office:value-type="string" calcext:value-type="string">
            <text:p>Oudrache (L’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Saint-Berain-sous-Sanvignes</text:p>
          </table:table-cell>
          <table:table-cell office:value-type="float" office:value="71390" calcext:value-type="float">
            <text:p>71390</text:p>
          </table:table-cell>
          <table:table-cell office:value-type="string" calcext:value-type="string">
            <text:p/>
            <text:p>         rivière, formée dans l’étang de Saint-Berain-sous-Sanvignes par la réunion des ruisseau de Verlet, des Ecluses et de la Grenouille, traverse Sanvignes, Dompierre-sous-Sanvignes, Perrecy-les-Forges, Oudry, Saint-Vincent-Bragny, Saint-Léger-les-Paray, fait limite avec Paray-le-Monial et se jette dans la Bourbinc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7377</text:p>
          </table:table-cell>
          <table:table-cell office:value-type="string" calcext:value-type="string">
            <text:p>Saint-Siacr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Saint-Siac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Saint-Siacre, commune de Grury, et se jette à Maltat dans le ruisseau de la Valence, rive gauch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0085</text:p>
          </table:table-cell>
          <table:table-cell office:value-type="string" calcext:value-type="string">
            <text:p>Haute-Velle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tang de Suin</text:p>
          </table:table-cell>
          <table:table-cell office:value-type="float" office:value="71529" calcext:value-type="float">
            <text:p>71529</text:p>
          </table:table-cell>
          <table:table-cell office:value-type="string" calcext:value-type="string">
            <text:p/>
            <text:p>         moulin, étang de Su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8088</text:p>
          </table:table-cell>
          <table:table-cell office:value-type="string" calcext:value-type="string">
            <text:p>Tartre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Tim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Timon, commune de L’Abergement-Sainte-Colombe, traverse l’étang du Creux commune de Villegaudin, longe Tronchy, traverse à Saint-Christophe-en-Bresse l’étang des Barres, prend le nom de ruisseau du Moulin-de-Serville, qui fait limite avec Saint-Germain-du-Plain, et se jette dans le ruisseau du Moulin-de-Foichot (cours supérieur de la Noue)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361</text:p>
          </table:table-cell>
          <table:table-cell office:value-type="string" calcext:value-type="string">
            <text:p>Rigole-de-Torcy,</text:p>
          </table:table-cell>
          <table:table-cell office:value-type="string" calcext:value-type="string">
            <text:p>canal d’alimentation du canal du Centre</text:p>
          </table:table-cell>
          <table:table-cell office:value-type="string" calcext:value-type="string">
            <text:p>étang de Tor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al d’alimentation du canal du Centre, part du grand étang de Torcy, commune de Torcy, et aboutit à l’étang de la Muette, commune de Montchan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341</text:p>
          </table:table-cell>
          <table:table-cell office:value-type="string" calcext:value-type="string">
            <text:p>Blanett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Ville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e Villeron, commune de Savigny-en-Revermont, traverse Saint-Martin-du-Mont, fait limite avec Ratte et se réunit au ruisseau de l’Étang du Villard pour former la Blai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201</text:p>
          </table:table-cell>
          <table:table-cell office:value-type="string" calcext:value-type="string">
            <text:p>Pont-du-Roi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it Barrage du Pont-du-Roi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sort de l’étang dit Barrage du Pont-du-Roi, fait limite entre Auxy et Tintry et réuni à la Digoine forme la Dré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5981</text:p>
          </table:table-cell>
          <table:table-cell office:value-type="string" calcext:value-type="string">
            <text:p>Raie-du-Moulin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u Co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u Coin, fait limite entre les communes d’Oslon et de Lans, traverse l’ancien lac d’Epervans et se jette dans la Saône, rive gauche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16013</text:p>
          </table:table-cell>
          <table:table-cell office:value-type="string" calcext:value-type="string">
            <text:p>Ranç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u Haut-Ranç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u Haut-Rançon, commune d’Antully, traverse tout le territoire de Broye (Voy. Vaurançon</text:p>
            <text:p>         ) et se jette dans le Mesvrin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493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u Revatr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du Revatray, commune de Perrigny-sur-Loire, et se jette à Saint-Agnan dans la Loir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2441</text:p>
          </table:table-cell>
          <table:table-cell office:value-type="string" calcext:value-type="string">
            <text:p>Brian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Gib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’étang Gibot, communes de Simard et de Thurey, fait limite entre ces deux communes, traverse l’ancien étang de Quain, sépare Devrouze et Mervans, et se jette à Mervans dans la Guyotte, rive gauch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9997</text:p>
          </table:table-cell>
          <table:table-cell office:value-type="string" calcext:value-type="string">
            <text:p>Guyott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Guy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sort de l’étang Guyot, commune de Saint-Germain-du-Bois, coule du sud au nord, fait limite entre Mervans et Serley, La Racineuse et Dampierre-en-Bresse, arrose Saint-Bonnet-en-Bresse, sépare Frontenard et Charette et se jette dans le Doubs, rive gauche, à Navilly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8204</text:p>
          </table:table-cell>
          <table:table-cell office:value-type="string" calcext:value-type="string">
            <text:p>Fossé-de-l’Arsenn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t (asséché) de Di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naît dans l’étant (asséché) de Diou, fait limite entre Vindecy et Montceau-l’Etoile et à l’Hôpital-le-Mercier se jette dans l’Arconce, rive gauche.</text:p>
          </table:table-cell>
          <table:table-cell office:value-type="string" calcext:value-type="string">
            <text:p>étang (asséché) de Diou</text:p>
          </table:table-cell>
          <table:table-cell/>
        </table:table-row>
        <table:table-row table:style-name="ro5">
          <table:table-cell office:value-type="string" calcext:value-type="string">
            <text:p>DT71-07350</text:p>
          </table:table-cell>
          <table:table-cell office:value-type="string" calcext:value-type="string">
            <text:p>Ermites (Ruis. des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ntaine des Ermit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sort de la fontaine des Ermites à Saint-Martin-de-Salencey, fait limite entre cette commune et Saint-André-le-Désert et Sailly, et se jette à Passy dans le ruisseau des Bretteaux, rive droite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02304</text:p>
          </table:table-cell>
          <table:table-cell office:value-type="string" calcext:value-type="string">
            <text:p>Bragny,</text:p>
          </table:table-cell>
          <table:table-cell office:value-type="string" calcext:value-type="string">
            <text:p>anc. forêt</text:p>
          </table:table-cell>
          <table:table-cell office:value-type="string" calcext:value-type="string">
            <text:p>forêt domaniale de La Ferté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anc. forêt, représentée principalement aujourd’hui par la forêt domaniale de La Ferté (communes de Saint-Ambreuil, Étrigny, Jully-lès-Buxy, Saint-Germain-lès-Buxy et Saint-Loup-de-Varennes. Voy. Petit-Bragny, Petits-Bragnys</text:p>
            <text:p>         ) et le bois du Grand-Bragny (commune de La Chapelle-de-Bragny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8843</text:p>
          </table:table-cell>
          <table:table-cell office:value-type="string" calcext:value-type="string">
            <text:p>Gizia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Gizia (Jura)</text:p>
          </table:table-cell>
          <table:table-cell office:value-type="string" calcext:value-type="string">
            <text:p>39255/non</text:p>
          </table:table-cell>
          <table:table-cell office:value-type="string" calcext:value-type="string">
            <text:p/>
            <text:p>         rivière, prend naissance à Gizia (Jura), entre en Saône-et-Loire au Miroir et se jette à Frontenaud dans le Solnan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3302</text:p>
          </table:table-cell>
          <table:table-cell office:value-type="string" calcext:value-type="string">
            <text:p>Cell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La Celle-en-Morvan</text:p>
          </table:table-cell>
          <table:table-cell office:value-type="string" calcext:value-type="string">
            <text:p>Non/71509</text:p>
          </table:table-cell>
          <table:table-cell office:value-type="string" calcext:value-type="string">
            <text:p/>
            <text:p>         rivière, formée à La Celle-en-Morvan par la réunion de la Canche et de la Chaloire ; entre ensuite à Monthelon, où elle se jette dans l’Arroux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14992</text:p>
          </table:table-cell>
          <table:table-cell office:value-type="string" calcext:value-type="string">
            <text:p>Pless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Chapelle-au-Mans</text:p>
          </table:table-cell>
          <table:table-cell office:value-type="string" calcext:value-type="string">
            <text:p>Non/71088</text:p>
          </table:table-cell>
          <table:table-cell office:value-type="string" calcext:value-type="string">
            <text:p/>
            <text:p>         ruisseau, naît à La Chapelle-au-Mans, traverse Curdin et se jette à Gueugnon dans l’Arroux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7278</text:p>
          </table:table-cell>
          <table:table-cell office:value-type="string" calcext:value-type="string">
            <text:p>Embouche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Chapelle-au-Mans</text:p>
          </table:table-cell>
          <table:table-cell office:value-type="string" calcext:value-type="string">
            <text:p>Non/71088</text:p>
          </table:table-cell>
          <table:table-cell office:value-type="string" calcext:value-type="string">
            <text:p/>
            <text:p>         ruisseau, prend sa source à La Chapelle-au-Mans et se jette à Gueugnon dans le ruisseau de l’Etang-Reuil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7558</text:p>
          </table:table-cell>
          <table:table-cell office:value-type="string" calcext:value-type="string">
            <text:p>Etang-Reuil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Chapelle-au-Mans</text:p>
          </table:table-cell>
          <table:table-cell office:value-type="string" calcext:value-type="string">
            <text:p>Non/71088</text:p>
          </table:table-cell>
          <table:table-cell office:value-type="string" calcext:value-type="string">
            <text:p/>
            <text:p>         ruisseau, prend sa source à La Chapelle-au-Mans, fait limite avec Uxeau, puis Vendenesse-sur-Arroux, traverse l’étang de Valette et se jette à Gueugnon dans l’Arroux, rive gauch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7495</text:p>
          </table:table-cell>
          <table:table-cell office:value-type="string" calcext:value-type="string">
            <text:p>Etang-des-Vergniaux (L’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Chapelle-au-Mans</text:p>
          </table:table-cell>
          <table:table-cell office:value-type="string" calcext:value-type="string">
            <text:p>Non/71088</text:p>
          </table:table-cell>
          <table:table-cell office:value-type="string" calcext:value-type="string">
            <text:p/>
            <text:p>         ruisseau, prend sa source à La Chapelle-au-Mans, fait limite entre Neuvy-Grandchamp et Curdin, traverse Curdin et se jette à Gueugnon dans l’Arroux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1335</text:p>
          </table:table-cell>
          <table:table-cell office:value-type="string" calcext:value-type="string">
            <text:p>Blandenan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Chapelle-au-Mans</text:p>
          </table:table-cell>
          <table:table-cell office:value-type="string" calcext:value-type="string">
            <text:p>Non/71088</text:p>
          </table:table-cell>
          <table:table-cell office:value-type="string" calcext:value-type="string">
            <text:p/>
            <text:p>         ruisseau, prend sa source à La Chapelle-au-Mans, passe à Neuvy-Grandchamp par les étangs de Briffaut et de Beauchamp et se jette à Saint-Agnan dans la Loi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8989</text:p>
          </table:table-cell>
          <table:table-cell office:value-type="string" calcext:value-type="string">
            <text:p>Vaillo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Fontaine Vaillot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prend sa source à la Fontaine Vaillot, commune de Saint-Martin-du-Tartre, et se jette dans la Guye, rive droit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5358</text:p>
          </table:table-cell>
          <table:table-cell office:value-type="string" calcext:value-type="string">
            <text:p>Clapie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Vineuse</text:p>
          </table:table-cell>
          <table:table-cell office:value-type="string" calcext:value-type="string">
            <text:p>Non/71582</text:p>
          </table:table-cell>
          <table:table-cell office:value-type="string" calcext:value-type="string">
            <text:p/>
            <text:p>         ruisseau, prend sa source à La Vineuse, traverse Massy et se jette dans la Gande, rive droite, à Vitry-lès-Clun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71-18723</text:p>
          </table:table-cell>
          <table:table-cell office:value-type="string" calcext:value-type="string">
            <text:p>Trois-Branches (ruis. des),</text:p>
          </table:table-cell>
          <table:table-cell/>
          <table:table-cell office:value-type="string" calcext:value-type="string">
            <text:p>La Vineuse</text:p>
          </table:table-cell>
          <table:table-cell office:value-type="string" calcext:value-type="string">
            <text:p>Non/71582</text:p>
          </table:table-cell>
          <table:table-cell office:value-type="string" calcext:value-type="string">
            <text:p>prend sa source à La Vineuse et se jette à Vitry-lès-Cluny dans la Grand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1873</text:p>
          </table:table-cell>
          <table:table-cell office:value-type="string" calcext:value-type="string">
            <text:p>Boisy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voir de Bois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prend sa source au Lavoir de Boisy, commune de Chevagny-les-Chevrières, traverse le territoire de Prissé et se jette à Charnay-lès-Mâcon dans la Petite-Grosne, rive gauche (Chavot, cartes au 100 000e et 25 000e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9613</text:p>
          </table:table-cell>
          <table:table-cell office:value-type="string" calcext:value-type="string">
            <text:p>Vernois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ntagne des Dambruè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à la montagne des Dambruères, commune de La Chapelle-sous-Uchon, traverse le territoire d’Etang-sur-Arroux (écart du Vernois) et se jette dans l’Arroux, rive gauche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04449</text:p>
          </table:table-cell>
          <table:table-cell office:value-type="string" calcext:value-type="string">
            <text:p>Charolais,</text:p>
          </table:table-cell>
          <table:table-cell office:value-type="string" calcext:value-type="string">
            <text:p>comté dont le chef-lieu était Charolles</text:p>
          </table:table-cell>
          <table:table-cell office:value-type="string" calcext:value-type="string">
            <text:p>pagus d’Autu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té dont le chef-lieu était Charolles, démembrement du pagus d’Autun</text:p>
            <text:p>         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71-12651</text:p>
          </table:table-cell>
          <table:table-cell office:value-type="string" calcext:value-type="string">
            <text:p>Morvan (Terre du),</text:p>
          </table:table-cell>
          <table:table-cell office:value-type="string" calcext:value-type="string">
            <text:p>anc. possession de l’abbaye de Saint-Martin d’Autun</text:p>
          </table:table-cell>
          <table:table-cell office:value-type="string" calcext:value-type="string">
            <text:p>paroisses de La Celle, la Petite-Verrière, Sommant et Tavernay</text:p>
          </table:table-cell>
          <table:table-cell office:value-type="string" calcext:value-type="string">
            <text:p>Non/71509/71349/71527/71535</text:p>
          </table:table-cell>
          <table:table-cell office:value-type="string" calcext:value-type="string">
            <text:p/>
            <text:p>         anc. possession de l’abbaye de Saint-Martin d’Autun, comprenant les paroisses de La Celle, la Petite-Verrière, Sommant et Tavernay </text:p>
            <text:p>         (Bulliot, II, p. 236)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4191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rès La Chapell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prend sa source près La Chapelle, commune de Curgy, et se réunit à Autun au ruisseau de la Papeterie pour former le ruisseau Saint-Pier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16248</text:p>
          </table:table-cell>
          <table:table-cell office:value-type="string" calcext:value-type="string">
            <text:p>Reuil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emigny de la Fontaine de la Place</text:p>
          </table:table-cell>
          <table:table-cell office:value-type="string" calcext:value-type="string">
            <text:p>71369/non/non</text:p>
          </table:table-cell>
          <table:table-cell office:value-type="string" calcext:value-type="string">
            <text:p/>
            <text:p>         ruisseau, sort à Remigny de la Fontaine de la Place et se jette à Chagny dans la Dheu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2375</text:p>
          </table:table-cell>
          <table:table-cell office:value-type="string" calcext:value-type="string">
            <text:p>Bresse (La),</text:p>
          </table:table-cell>
          <table:table-cell office:value-type="string" calcext:value-type="string">
            <text:p>région naturelle</text:p>
          </table:table-cell>
          <table:table-cell office:value-type="string" calcext:value-type="string">
            <text:p>rive gauche de la Saô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égion naturelle sur la rive gauche de la Saôn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8388</text:p>
          </table:table-cell>
          <table:table-cell office:value-type="string" calcext:value-type="string">
            <text:p>Fréby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ruisseau de Montbellet</text:p>
          </table:table-cell>
          <table:table-cell office:value-type="float" office:value="71305" calcext:value-type="float">
            <text:p>71305</text:p>
          </table:table-cell>
          <table:table-cell office:value-type="string" calcext:value-type="string">
            <text:p/>
            <text:p>         maison détruite, ruisseau de Montbellet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5905</text:p>
          </table:table-cell>
          <table:table-cell office:value-type="string" calcext:value-type="string">
            <text:p>Cor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 Vallerin</text:p>
          </table:table-cell>
          <table:table-cell office:value-type="float" office:value="71485" calcext:value-type="float">
            <text:p>71485</text:p>
          </table:table-cell>
          <table:table-cell office:value-type="string" calcext:value-type="string">
            <text:p/>
            <text:p>         rivière, affluent de droite de la Saône ; prend sa source à Saint Vallerin, passe par Jully-lès-Buxy, Saint Germain-lès-Buxy, La Charmée, fait limite entre Saint Remy et Sevrey et finit son cours sous le nom de roie de Droux.</text:p>
          </table:table-cell>
          <table:table-cell office:value-type="string" calcext:value-type="string">
            <text:p>Saint-Vallerin</text:p>
          </table:table-cell>
          <table:table-cell table:style-name="ce1" office:value-type="string" calcext:value-type="string">
            <text:p>! changement du nombre de majuscules dans le candidat</text:p>
          </table:table-cell>
        </table:table-row>
        <table:table-row table:style-name="ro7">
          <table:table-cell office:value-type="string" calcext:value-type="string">
            <text:p>DT71-08318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Symphorien-des -Bois</text:p>
          </table:table-cell>
          <table:table-cell office:value-type="float" office:value="71483" calcext:value-type="float">
            <text:p>71483</text:p>
          </table:table-cell>
          <table:table-cell office:value-type="string" calcext:value-type="string">
            <text:p/>
            <text:p>         ruisseau, prend sa source à Saint-Symphorien-des -Bois dans l’ancien étang de Pombrelon, traverse Curbigny, puis Baudemont et se jette à La Clayette dans le ruisseau de Genette, rive gauch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71-07521</text:p>
          </table:table-cell>
          <table:table-cell office:value-type="string" calcext:value-type="string">
            <text:p>Etang-l’Ane,</text:p>
          </table:table-cell>
          <table:table-cell office:value-type="string" calcext:value-type="string">
            <text:p>ruisseau, étang détruit</text:p>
          </table:table-cell>
          <table:table-cell office:value-type="string" calcext:value-type="string">
            <text:p>séparant Saint-Forgeot de Reclesne et de Cordesse</text:p>
          </table:table-cell>
          <table:table-cell office:value-type="string" calcext:value-type="string">
            <text:p>71414/71368/71144</text:p>
          </table:table-cell>
          <table:table-cell office:value-type="string" calcext:value-type="string">
            <text:p/>
            <text:p>         ruisseau, étang détruit, séparant Saint-Forgeot de Reclesne et de Cordesse, devient ensuite le ruisseau de l’Etang-Noël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6348</text:p>
          </table:table-cell>
          <table:table-cell office:value-type="string" calcext:value-type="string">
            <text:p>Crissey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ources de Crisse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naît aux Sources de Crissey, commune de Saint-Gervais-sur-Couches, et se jette à Saint-Martin-de-Commune dans le ruisseau de Digoine, rive droit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71-00189</text:p>
          </table:table-cell>
          <table:table-cell office:value-type="string" calcext:value-type="string">
            <text:p>Arcel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vans (Loire)</text:p>
          </table:table-cell>
          <table:table-cell office:value-type="string" calcext:value-type="string">
            <text:p>42337/non</text:p>
          </table:table-cell>
          <table:table-cell office:value-type="string" calcext:value-type="string">
            <text:p/>
            <text:p>         ruisseau qui prend sa source à Vivans (Loire), entre en Saône-et-Loire à Chenay-le-Châtel, fait limite entre cette commune et Melay, puis entre Artaix et Melay, et se jette à Artaix dans la Loire, rive gauche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71_liageINSEE_localisation-commune-desambiguisation'.A1:'DT71_liageINSEE_localisation-commune-desambiguisation'.F155">
          <table:sort>
            <table:sort-by table:field-number="3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5:36:56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9-17T17:15:59.190000000</dc:date>
    <meta:editing-duration>PT2M21S</meta:editing-duration>
    <meta:editing-cycles>1</meta:editing-cycles>
    <meta:document-statistic meta:table-count="1" meta:cell-count="930" meta:object-count="0"/>
  </office:meta>
</office:document-meta>
</file>